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widows="1" fo:text-indent="0cm" style:auto-text-indent="false" style:writing-mode="lr-tb"/>
      <style:text-properties fo:font-variant="normal" fo:text-transform="none" fo:color="#222222" style:font-name="arial" fo:font-size="9pt" fo:letter-spacing="normal" fo:font-style="normal" fo:font-weight="normal"/>
    </style:style>
    <style:style style:name="P2" style:family="paragraph" style:parent-style-name="Text_20_body">
      <style:paragraph-properties fo:margin-left="0cm" fo:margin-right="0cm" fo:widows="1" fo:text-indent="0cm" style:auto-text-indent="false" style:writing-mode="lr-tb"/>
      <style:text-properties fo:font-variant="normal" fo:text-transform="none" fo:color="#222222" style:font-name="arial" fo:font-size="9pt" fo:letter-spacing="normal" fo:font-style="normal" fo:font-weight="normal" officeooo:rsid="00073f68" officeooo:paragraph-rsid="00073f68"/>
    </style:style>
    <style:style style:name="T1" style:family="text">
      <style:text-properties officeooo:rsid="00073f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Palavras do quiz</text:p>
      <text:p text:style-name="P1">Jardim <text:line-break/>Regador - watering<text:line-break/>Flor - flower<text:line-break/>Árvore - tree<text:line-break/>Grama - grass<text:line-break/>Vaso - planter<text:line-break/>Fonte- fountain<text:line-break/>Escultura- esculpture<text:line-break/>Pérgula- pergola<text:line-break/>Deque- decking<text:line-break/>Forquilha - fork<text:line-break/>Floreira - flowerpot<text:line-break/>Banco - stool<text:line-break/>Pássaro-  bird<text:line-break/>Argila- loan<text:line-break/>Adubo - composto</text:p>
      <text:p text:style-name="P1">Vestuário <text:line-break/>Camisa-  shirt<text:line-break/>Calça - pants<text:line-break/>Chapéu- hat / boné- cap<text:line-break/>Saia - skirt<text:line-break/>Sapato- shoe<text:line-break/>Vestido- dress<text:line-break/>Blazer - blazer<text:line-break/>Casaco - coat<text:line-break/>Macacão-  jumpsuit<text:line-break/>Camisola- nightdress<text:line-break/>Gravata - tie<text:line-break/>Colete - vest<text:line-break/>Biquíni-  swimwear<text:line-break/>Blusa - blouse<text:line-break/>Pijama-  pijamas</text:p>
      <text:p text:style-name="P1">Profissão <text:line-break/>Médico- doctor<text:line-break/>Mecânico- mechanic <text:line-break/>Padeiro- backer<text:line-break/>Motorista-  driver<text:line-break/>Agricultor - cultivator<text:line-break/>Jornalista- journalist<text:line-break/>Professor- teacher<text:line-break/>Cantor - singer<text:line-break/>Escritor - writer<text:line-break/>Programador - programmer<text:line-break/>Dentista- dentist<text:line-break/>Veterinário- veterinarian<text:line-break/>Fotógrafo- photographer<text:line-break/>Eletricista - electrician<text:line-break/>Advogado - <text:span text:style-name="T1">lawyer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57:04.858000000</meta:creation-date>
    <dc:date>2016-02-29T13:58:58.007000000</dc:date>
    <meta:editing-duration>PT1M53S</meta:editing-duration>
    <meta:editing-cycles>1</meta:editing-cycles>
    <meta:document-statistic meta:table-count="0" meta:image-count="0" meta:object-count="0" meta:page-count="1" meta:paragraph-count="4" meta:word-count="121" meta:character-count="836" meta:non-whitespace-character-count="709"/>
    <meta:generator>LibreOffice/5.0.2.2$Windows_x86 LibreOffice_project/37b43f919e4de5eeaca9b9755ed688758a8251fe</meta:generator>
  </office:meta>
</office:document-meta>
</file>